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 style:master-page-name="Standard">
      <style:paragraph-properties style:page-number="auto"/>
      <style:text-properties fo:font-size="18pt" style:text-underline-style="solid" style:text-underline-width="auto" style:text-underline-color="font-color" fo:font-weight="bold" style:font-size-asian="18pt" style:font-weight-asian="bold"/>
    </style:style>
    <style:style style:name="T1" style:family="text">
      <style:text-properties officeooo:rsid="0015be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Declaration:</text:p>
      <text:p text:style-name="Standard">We hereby declare that the work contained in the following document is entirely the work of the undersigned. Those signed below have agreed the following split of marks for the project:</text:p>
      <text:p text:style-name="P1">Alex Jones<text:tab/><text:tab/><text:tab/><text:tab/> 2<text:span text:style-name="T1">5</text:span>%</text:p>
      <text:p text:style-name="P1">Charles Crawford<text:tab/><text:tab/><text:tab/> 2<text:span text:style-name="T1">5</text:span>%</text:p>
      <text:p text:style-name="P1">Jack Williams<text:tab/><text:tab/><text:tab/><text:tab/> 2<text:span text:style-name="T1">5</text:span>%</text:p>
      <text:p text:style-name="P1">Liam Wardle <text:tab/><text:tab/><text:tab/><text:tab/> 2<text:span text:style-name="T1">5</text:span>%<text:bookmark text:name="_GoBack"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/>
    </style:default-style>
    <style:default-style style:family="paragraph">
      <style:paragraph-properties fo:margin-top="0cm" fo:margin-bottom="0.353cm" loext:contextual-spacing="false" fo:line-height="115%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GB" style:letter-kerning="true" style:font-name-asian="Droid Sans Fallback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</meta:initial-creator>
    <meta:editing-cycles>4</meta:editing-cycles>
    <meta:creation-date>2016-01-11T20:54:00</meta:creation-date>
    <dc:date>2016-01-25T14:53:45.181266663</dc:date>
    <meta:editing-duration>PT17M54S</meta:editing-duration>
    <meta:generator>LibreOffice/4.3.7.2$Linux_X86_64 LibreOffice_project/430$Build-2</meta:generator>
    <dc:creator>Jack Williams</dc:creator>
    <meta:document-statistic meta:table-count="0" meta:image-count="0" meta:object-count="0" meta:page-count="1" meta:paragraph-count="6" meta:word-count="44" meta:character-count="279" meta:non-whitespace-character-count="225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